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3">
      <style:text-properties fo:language="en" fo:country="US"/>
    </style:style>
    <style:style style:name="P3" style:family="paragraph" style:parent-style-name="Standard" style:master-page-name="Standard">
      <style:text-properties fo:language="en" fo:country="US"/>
    </style:style>
    <style:style style:name="P4" style:family="paragraph" style:parent-style-name="Standard" style:list-style-name="WW8Num2">
      <style:paragraph-properties fo:text-align="justify" style:justify-single-word="false"/>
    </style:style>
    <style:style style:name="P5" style:family="paragraph" style:parent-style-name="Standard" style:list-style-name="WW8Num2">
      <style:paragraph-properties fo:text-align="justify" style:justify-single-word="false"/>
    </style:style>
    <style:style style:name="P6" style:family="paragraph" style:parent-style-name="Standard" style:list-style-name="WW8Num2">
      <style:paragraph-properties fo:text-align="justify" style:justify-single-word="false"/>
    </style:style>
    <style:style style:name="P7" style:family="paragraph" style:parent-style-name="Standard" style:list-style-name="WW8Num2">
      <style:paragraph-properties fo:text-align="justify" style:justify-single-word="false"/>
    </style:style>
    <style:style style:name="P8" style:family="paragraph" style:parent-style-name="Standard" style:list-style-name="WW8Num2">
      <style:paragraph-properties fo:text-align="justify" style:justify-single-word="false"/>
    </style:style>
    <style:style style:name="P9" style:family="paragraph" style:parent-style-name="Standard" style:list-style-name="WW8Num2">
      <style:paragraph-properties fo:text-align="justify" style:justify-single-word="false"/>
    </style:style>
    <style:style style:name="P10" style:family="paragraph" style:parent-style-name="Standard" style:list-style-name="WW8Num2">
      <style:paragraph-properties fo:text-align="justify" style:justify-single-word="false"/>
    </style:style>
    <style:style style:name="P11" style:family="paragraph" style:parent-style-name="Standard" style:list-style-name="WW8Num2">
      <style:paragraph-properties fo:text-align="justify" style:justify-single-word="false"/>
    </style:style>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WW8Num1"/>
    <style:style style:name="P16" style:family="paragraph" style:parent-style-name="Standard" style:list-style-name="WW8Num1"/>
    <style:style style:name="P17" style:family="paragraph" style:parent-style-name="Standard" style:list-style-name="WW8Num1"/>
    <style:style style:name="T1" style:family="text">
      <style:text-properties fo:language="en" fo:country="US"/>
    </style:style>
    <style:style style:name="T2" style:family="text">
      <style:text-properties fo:font-style="italic" style:font-style-asian="italic"/>
    </style:style>
    <style:style style:name="T3" style:family="text">
      <style:text-properties fo:language="en" fo:country="GB"/>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Heading_20_1" text:outline-level="1">Введение</text:h>
      <text:h text:style-name="Heading_20_2" text:outline-level="2">Доменно-специфичные языки</text:h>
      <text:h text:style-name="Heading_20_3" text:outline-level="3">Модельно-ориентированный подход</text:h>
      <text:h text:style-name="Heading_20_2" text:outline-level="2">Разнообразие синтаксических систем</text:h>
      <text:h text:style-name="Heading_20_2" text:outline-level="2">Использование текстового синтаксиса</text:h>
      <text:h text:style-name="Heading_20_2" text:outline-level="2">Принцип работы транслятора, абстрактное синтаксическое дерево</text:h>
      <text:p text:style-name="Standard">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Standard"><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h text:style-name="P2" text:outline-level="3">xText [2]</text:h>
      <text:h text:style-name="Heading_20_2" text:outline-level="2">Постановка задачи</text:h>
      <text:h text:style-name="Heading_20_2" text:outline-level="2">Разработка, ориентированная на модели, <text:span text:style-name="T1">MDA</text:span></text:h>
      <text:p text:style-name="Standard">Грамматика – метамодель текста и т. д.</text:p>
      <text:h text:style-name="Heading_20_2" text:outline-level="2">Система метамоделирования <text:span text:style-name="T1">EMF</text:span></text:h>
      <text:p text:style-name="Standard">-перекрестные ссылки</text:p>
      <text:h text:style-name="Heading_20_1" text:outline-level="1">Автоматизация семантического анализа</text:h>
      <text:p text:style-name="Standard">---- Название раздела не соответствует его содержанию. Нет формализации, а должна быть, пожалуй.</text:p>
      <text:p text:style-name="Standard"/>
      <text:p text:style-name="Standard">Для решения поставленной задачи необходимо формализовать процесс семантического анализа, руководствуясь наиболее распространенными приемами проектирования, применяемыми при разработке текстового синтаксиса. В данной главе мы опишем такие приемы и способы их формализации.</text:p>
      <text:h text:style-name="Heading_20_2" text:outline-level="2">Структура <text:span text:style-name="T1">AST</text:span></text:h>
      <text:p text:style-name="Standard">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Standard">Поскольку синтаксический анализатор не располагает никакой семантической информацией, он может строить только весьма простые по структуре <text:span text:style-name="T1">AST</text:span>.</text:p>
      <text:p text:style-name="Standard">В частности, в таком дереве не может быть перекрестных ссылок, поскольку такие ссылки не отражают структуру теста, и их установление является задачей семантического анализа.</text:p>
      <text:p text:style-name="Standard"/>
      <text:p text:style-name="Standard"><text:span text:style-name="T1">AST</text:span> не содержит никакой несинтаксической информации. Классы <text:span text:style-name="T1">AST</text:span>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Standard">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вся доменная информация (или ссылки на нее) каким-то косвенным образом содержалась в <text:span text:style-name="T1">AST</text:span>. </text:p>
      <text:p text:style-name="Standard">Тем не менее, на практике (особенно – в случае доменных языков) синтаксис (а, следовательно, и <text:span text:style-name="T1">AST</text:span>) достаточно близок по структуре к целевой модели. </text:p>
      <text:p text:style-name="Standard"/>
      <text:p text:style-name="Standard">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Standard"/>
      <text:p text:style-name="Standard">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p text:style-name="Standard"/>
      <text:h text:style-name="Heading_20_3" text:outline-level="3">Тестовые ссылки</text:h>
      <text:p text:style-name="Standard">- Перенести всю информацию по ним сюда.</text:p>
      <text:p text:style-name="Standard"/>
      <text:p text:style-name="Standard">- Отсутствие перекрестных ссылок</text:p>
      <text:p text:style-name="Standard">- Схожесть со структурой целевой модели</text:p>
      <text:p text:style-name="Standard">- Единообразие текстовых ссылок на объекты одного класса</text:p>
      <text:p text:style-name="Standard">- прояснить понятие текстовой ссылки.</text:p>
      <text:p text:style-name="Standard"/>
      <text:p text:style-name="Standard">- близость метамоделей по структуре: классы ходят парами (соответствующие классы) и имеют изоморфную структуру</text:p>
      <text:p text:style-name="Standard">- чисто синтаксические и чисто семантические классы</text:p>
      <text:p text:style-name="Standard">- пример</text:p>
      <text:h text:style-name="Heading_20_3" text:outline-level="3">Наследование в метамодели <text:span text:style-name="T1">AST</text:span></text:h>
      <text:p text:style-name="Standard">-- ТОЛЬКО добавлять/удалять классы без атрибутов и ссылок</text:p>
      <text:p text:style-name="Standard"/>
      <text:p text:style-name="Standard">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text:p>
      <text:p text:style-name="P1">Пример: <text:span text:style-name="T3">Java</text:span>-подобный язык. классы, примитивные типы, пакеты, поля. надо </text:p>
      <text:list text:style-name="WW8Num2">
        <text:list-item>
          <text:p text:style-name="P4">отличать ссылку на класс от определения класса</text:p>
        </text:list-item>
        <text:list-item>
          <text:p text:style-name="P4"><text:span text:style-name="T1">qn </text:span>является ссылкой на тип</text:p>
        </text:list-item>
        <text:list-item>
          <text:p text:style-name="P4"><text:span text:style-name="T1">basictype </text:span>является ссылкой на тип</text:p>
        </text:list-item>
        <text:list-item>
          <text:p text:style-name="P4"><text:span text:style-name="T1">qn </text:span>является ссылкой на пакет</text:p>
        </text:list-item>
        <text:list-item>
          <text:p text:style-name="P4">есть конфликт</text:p>
        </text:list-item>
        <text:list-item>
          <text:p text:style-name="P4">надо сделать <text:span text:style-name="T1">classreference</text:span>, содержащий <text:span text:style-name="T1">qn</text:span>, и наследующийся от ссылки на тип</text:p>
        </text:list-item>
        <text:list-item>
          <text:p text:style-name="P4">и сделать так, чтобы <text:span text:style-name="T1">classAS</text:span> уже не наследовался от ссылки на тип</text:p>
        </text:list-item>
        <text:list-item>
          <text:p text:style-name="P4">ПРИДУМАТЬ ПРИМЕР ПОПРОЩЕ</text:p>
        </text:list-item>
      </text:list>
      <text:h text:style-name="Heading_20_2" text:outline-level="2">Архитектура семантического анализатора</text:h>
      <text:p text:style-name="Standard">В данном разделе приводится описание обобщенной архитектуры семантического анализатора, способного преобразовывать <text:span text:style-name="T1">AST</text:span> в экземпляр целевой метамодели. </text:p>
      <text:h text:style-name="Heading_20_3" text:outline-level="3">Непосредственное отображение</text:h>
      <text:p text:style-name="Standard">Большая часть работы по преобразованию <text:span text:style-name="T1">AST</text:span> (имеющего описанную выше структуру) в целевую модель осуществляется механически – простым копированием атрибутов и агрегируемых объектов. Будем называть эту работу <text:span text:style-name="T2">непосредственным отображением</text:span> из <text:span text:style-name="T1">AST</text:span> в целевую модель.</text:p>
      <text:p text:style-name="Standard">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копируются, агрегируемые объекты, классы которых имеют соответствующие, инициализируются по тому же правилу.</text:p>
      <text:p text:style-name="Standard">Остаются лишь перекрестные ссылки и агрегируемые объекты, классы которых не имеют соответствующих. И то и другое является выражением одного понятия – это текстовые ссылки, требующие разрешения. Чтобы построить по ним объект целевой модели, необходимо осуществить поиск в некотором наборе объектов, используя ссылку как ключ. Это выходит за рамки непосредственного отображения и реализуется отдельным модулем, который используется при непосредственном отображении.</text:p>
      <text:p text:style-name="Standard"/>
      <text:p text:style-name="Standard">--- картинка про архитектуру</text:p>
      <text:p text:style-name="Standard">--- пример</text:p>
      <text:h text:style-name="Heading_20_3" text:outline-level="3">Разрешение ссылок</text:h>
      <text:p text:style-name="Standard">Действия по разрешению ссылок необходимы в том случае, если некоторый объект упоминается в тексте по некоторому ключу: имени, номеру, пути на диске, <text:span text:style-name="T1">URL</text:span> и т. д. 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2">пространство имен</text:span>), в котором необходимо искать по ключу.</text:p>
      <text:p text:style-name="Standard">Фактически модуль, отвечающий за разрешение ссылок, представляет собой класс, имеющий методы для каждой ссылки из целевой метамодели, которую не удается инициализировать непосредственным отображением. Параметрами такого метода являются объект-ссылка и объект, владеющий результатом разрешения.</text:p>
      <text:h text:style-name="Heading_20_3" text:outline-level="3">Хранилище созданных объектов</text:h>
      <text:p text:style-name="Standard">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Standard">Фактически этот модуль представляет собой класс, имеющий по одному методу на каждую пару соответствующих классов. 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Ссылки вперед</text:h>
      <text:p text:style-name="Standard">Объект, на который есть ссылка, не обязательно существует в тот момент, когда эту ссылку необходимо разрешить. Например, если язык (такой как <text:span text:style-name="T1">Java</text:span>) допускает использование классов или функций, определенных ниже по тексту. Для этого придется организовать трансляцию в два прохода: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Standard">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 [x]</text:p>
      <text:p text:style-name="Standard">Для этой цели часто используются так называемые «заглушки» или <text:span text:style-name="T1">Proxy</text:span>-объекты [x].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такая заглушка заменяется настоящим объектом. Однако при использовании строго-типизированных моделей такой метод требует слишком больших усилий, к тому же он чреват ошибками времени выполнения, если по какой-то причине происходит обращение к содержимому заглушки.</text:p>
      <text:h text:style-name="Heading_20_3" text:outline-level="3">Отложенное разрешение ссылок</text:h>
      <text:p text:style-name="Standard">Можно использовать и более безопасный и простой метод: очередь команд [x?]. Встречая ссылку, которую невозможно разрешить, анализатор создает объект-команду (<text:span text:style-name="T1">command</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заглушек: одну и ту же заглушку можно использовать несколько раз, а одну и ту же команду – нет. Тем не менее, очередь команд гораздо проще и безопаснее, а проигрыш по памяти невелик, поэтому мы используем именно этот метод.</text:p>
      <text:p text:style-name="Standard">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Standard">Остается один вопрос: как модуль разрешения ссылок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модулем разрешения ссылок (при непосредственном отображении он и не нужен), поскольку хранит множество (пространство имен), объектов, созданных анализатором.</text:p>
      <text:h text:style-name="Heading_20_2" text:outline-level="2">Области видимости</text:h>
      <text:p text:style-name="Standard">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x]. Простейший пример области видимости – это часть кода, следующая после объявления объекта [x]. Есть и более сложные случаи, например, часть кода после объявления, в пределах блока, где объект объявлен [x].</text:p>
      <text:p text:style-name="Standard">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text:span text:style-name="T1">AST</text:span>.</text:p>
      <text:p text:style-name="Standard">Для этой цели необходимо извещать модуль разрешения ссылок о том, в какой части дерева он работает. Самый простой способ решения этой задачи – это сообщение о входе в каждый элемент дерева и выходе из него. В непосредственного отображения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Standard">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Standard">--- команды входа/выхода для отложенного разрешения</text:p>
      <text:h text:style-name="Heading_20_2" text:outline-level="2">Зависимости между ссылками</text:h>
      <text:p text:style-name="Standard">Разрешение ссылок может зависеть не только от области видимости, но и от значений других ссылок [x?].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Standard">Очевидно, что зависимыми могут быть только ссылки, требующие разрешения, поскольку непосредственное отображение – процедура механическая. Однако такие ссылки могут зависеть от любых других ссылок: ссылки, требующие разрешения, могут просто участвовать вычислении значения (левый операнд операции «.»), а вычисление ссылок при прямом отображении может привести к созданию новых объектов, находящихся в поддереве текущей вершины.</text:p>
      <text:p text:style-name="Standard">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1" text:outline-level="1">Моделирование семантического анализатора</text:h>
      <text:p text:style-name="Standard">В предыдущем разделе мы описали процесс семантического анализа, представив его в виде деятельности трех модулей. В данном разделе мы определим способ описания отображения между метамоделью AST и целевой метамоделью, позволяющий нам в дальнейшем автоматически построить анализатор. Так же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Модель отображения между <text:span text:style-name="T1">AST</text:span> и целевой метамоделью</text:h>
      <text:p text:style-name="Standard">В данном разделе мы опишем метамодель, экземпляры которой описывают отображение между метамоделью AST и целевой метамоделью доменного языка. Такая модель отображения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text:p>
      <text:p text:style-name="Standard">Ниже приводится описание свойств каждого из таких элементов.</text:p>
      <text:p text:style-name="Standard">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Standard">Для того, чтобы отражать информацию о том, требует ли ссылка разрешения, необходимо хранить дополнительное поле в элементе, отвечающем за сопоставление ссылок. Это поле может принимать одно из трех значений: </text:p>
      <text:list text:style-name="L1">
        <text:list-item>
          <text:p text:style-name="P12">NONE – нет преобразования, значение копируется без изменений;</text:p>
        </text:list-item>
        <text:list-item>
          <text:p text:style-name="P12">MAPPED – отображение, ссылка не требует разрешения;</text:p>
        </text:list-item>
        <text:list-item>
          <text:p text:style-name="P12">TRANSLATED – ссылка требует разрешения.</text:p>
        </text:list-item>
      </text:list>
      <text:p text:style-name="Standard">Такой простой модели достаточно для того, чтобы описать практически любой язык (его семантический анализатор).</text:p>
      <text:p text:style-name="Standard">Однако, поскольку модель проста, описание языка выглядит весьма громоздко, и создавать его вручную крайне утомительно.</text:p>
      <text:h text:style-name="Heading_20_2" text:outline-level="2">Язык трансформации метамоделей</text:h>
      <text:p text:style-name="Standard">Для упрощения создания моделей соответствия между AST и целевой метамоделью, мы предлагаем использовать описанный в данном разделе язык. Этот язык не только позволяет описывать отображение между моделями, но и избавляет разработчика от создания метамодели AST вручную.</text:p>
      <text:p text:style-name="Standard">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Standard">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Под «корневым классом метамодели» понимается класс, экземпляр которого является корневым (в смысле дерева агрегации) объектом модели, описываемой данной метамоделью. Например, в случае языка <text:span text:style-name="T1">Java</text:span> корневым классом целевой метамодели будет класс <text:span text:style-name="T1">Package</text:span>, поскольку все классы и пакеты содержатся в некотором пакете.</text:p>
      <text:p text:style-name="Standard">Корневой класс <text:span text:style-name="T1">AST</text:span>, как правило, не может быть указан явно, поскольку он будет построен только после выполнения трансформации. Поэтому этот класс указывается неявным описанием.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Standard">Каждому классу целевой метамодели (прототипу) по умолчанию сопоставляется класс метамодели <text:span text:style-name="T1">AST</text:span> (образ),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Нетранслируемые 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Standard">Класс целевой метамодели может быть исключен из рассмотрения (пропущен). В этом случае ему не будет сопоставлен образ в метамодели <text:span text:style-name="T1">AST</text:span>. Также могут быть исключены все подклассы данного класса (и сам класс).</text:p>
      <text:p text:style-name="Standard">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ниже).</text:p>
      <text:h text:style-name="Heading_20_3" text:outline-level="3">Создание чисто синтаксических классов</text:h>
      <text:p text:style-name="Standard">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Standard">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Standard">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15">Образ некоторого класса.</text:p>
        </text:list-item>
        <text:list-item>
          <text:p text:style-name="P15">Чисто синтаксический класс, созданный некоторой командой внутри данной трансформации.</text:p>
        </text:list-item>
        <text:list-item>
          <text:p text:style-name="P15">Существующий класс, не принадлежащий целевой метамодели.</text:p>
        </text:list-item>
      </text:list>
      <text:h text:style-name="Heading_20_3" text:outline-level="3">Изменение иерархии наследования</text:h>
      <text:p text:style-name="Standard">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h text:style-name="Heading_20_3" text:outline-level="3">Трансляция типов ссылок</text:h>
      <text:p text:style-name="Standard">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Standard">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Standard">Кроме процесса трансформации целевой метамодели в метамодель AST, программа на языке AsTrans задает также и отображение между этими метамоделями. Выполняя трансформацию, интерпретатор AsTrans формирует модель отображения по описанным ниже правилам, после чего, имея такую модель, можно сгенерировать код семантического анализатора.</text:p>
      <text:p text:style-name="Standard">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Standard">Для такой пары классов устанавливается соответствие между всеми атрибутами и ссылками. Причем способ разрешения выбирается следующим образом.</text:p>
      <text:p text:style-name="Standard">Если тип ссылки транслировался, выбирается значение TRANSLATED.</text:p>
      <text:p text:style-name="Standard">Если тип ссылки имеет образ (то есть принадлежит целевой метамодели и не пропущен), и при это м тип ссылки не транслировался, выбирается значение MAPPED.</text:p>
      <text:p text:style-name="Standard">В остальных случаях выбирается значение NONE.</text:p>
      <text:p text:style-name="Standard"/>
      <text:h text:style-name="Heading_20_1" text:outline-level="1">Генерация кода<text:span text:style-name="T1"> </text:span></text:h>
      <text:h text:style-name="Heading_20_2" text:outline-level="2">Архитектура генератора</text:h>
      <text:h text:style-name="Heading_20_2" text:outline-level="2">Классы транслятора</text:h>
      <text:h text:style-name="Heading_20_3" text:outline-level="3">Отложенные и немедленные вычисления</text:h>
      <text:h text:style-name="Heading_20_2" text:outline-level="2">Построение модели транслятора по журналу трансформации</text:h>
      <text:h text:style-name="Heading_20_3" text:outline-level="3">Учет зависимостей между ссылками</text:h>
      <text:h text:style-name="Heading_20_3" text:outline-level="3">Учет областей видимости</text:h>
      <text:h text:style-name="Heading_20_3" text:outline-level="3">Отложенное и немедленное разрешение</text:h>
      <text:h text:style-name="Heading_20_3" text:outline-level="3">Добавление в хранилище объектов</text:h>
      <text:h text:style-name="Heading_20_1" text:outline-level="1">Обработка ошибок</text:h>
      <text:h text:style-name="Heading_20_2" text:outline-level="2">Уровни абстракции, на которых возникают ошибки</text:h>
      <text:h text:style-name="Heading_20_2" text:outline-level="2">Отслеживание ошибки «снизу вверх»</text:h>
      <text:h text:style-name="Heading_20_2" text:outline-level="2">Отслеживание ошибки «сверху вниз»</text:h>
      <text:h text:style-name="Heading_20_1" text:outline-level="1">Открытые вопросы</text:h>
      <text:h text:style-name="Heading_20_2" text:outline-level="2">Трансформации модели в текст</text:h>
      <text:h text:style-name="Heading_20_2" text:outline-level="2">Моделирование пространств имен</text:h>
      <text:h text:style-name="Heading_20_1" text:outline-level="1">Заключение</text:h>
      <text:bibliography text:style-name="Sect1" text:protected="true" text:name="Библиография1">
        <text:bibliography-source>
          <text:index-title-template text:style-name="Heading_20_1">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Библиография1_Head">
            <text:h text:style-name="Heading_20_1" text:outline-level="1">Литература</text:h>
          </text:index-title>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text:style-name="Numbering_20_Symbols"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chapnum">
      <text:list-level-style-number text:level="1" text:style-name="Numbering_20_Symbols" style:num-prefix="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0.7cm" fo:margin-bottom="0.7cm" fo:margin-left="1.501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5-28T01:09:48</dc:date>
    <dc:language>ru-RU</dc:language>
    <meta:editing-cycles>377</meta:editing-cycles>
    <meta:editing-duration>P1DT2H30M41S</meta:editing-duration>
    <meta:user-defined meta:name="Info 1"/>
    <meta:user-defined meta:name="Info 2"/>
    <meta:user-defined meta:name="Info 3"/>
    <meta:user-defined meta:name="Info 4"/>
    <meta:document-statistic meta:table-count="0" meta:image-count="0" meta:object-count="0" meta:page-count="7" meta:paragraph-count="140" meta:word-count="2583" meta:character-count="19823"/>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